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Heading 1</text:h>
      <text:h text:style-name="Heading2" text:outline-level="2">Heading 2</text:h>
      <text:h text:style-name="Heading3" text:outline-level="3">Heading 3</text:h>
      <text:h text:style-name="Heading4" text:outline-level="4">Heading 4</text:h>
      <text:h text:style-name="Heading5" text:outline-level="5">Heading<text:s/>5</text:h>
      <text:h text:style-name="Heading6" text:outline-level="6">Heading<text:s/>6</text:h>
      <text:h text:style-name="Heading7" text:outline-level="7">Heading<text:s/>7</text:h>
      <text:h text:style-name="Heading8" text:outline-level="8">Heading<text:s/>8</text:h>
      <text:h text:style-name="Heading9" text:outline-level="9">Heading<text:s/>9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1F4D78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 fo:language="en" fo:country="US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 fo:language="en" fo:country="US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 fo:language="en" fo:country="US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 fo:language="en" fo:country="US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E74B5" fo:language="en" fo:country="US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4D78" fo:language="en" fo:country="US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D78" fo:language="en" fo:country="US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fo:font-size="10.5pt" style:font-size-asian="10.5pt" style:font-size-complex="10.5pt" fo:language="en" fo:country="US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kiewicz, Lukasz</meta:initial-creator>
    <dc:creator>Jaskiewicz, Lukasz</dc:creator>
    <meta:creation-date>2017-10-31T10:24:00Z</meta:creation-date>
    <dc:date>2017-10-31T10:26:00Z</dc:date>
    <meta:template xlink:href="Normal.dotm" xlink:type="simple"/>
    <meta:editing-cycles>2</meta:editing-cycles>
    <meta:editing-duration>PT120S</meta:editing-duration>
    <meta:document-statistic meta:page-count="1" meta:paragraph-count="1" meta:word-count="13" meta:character-count="90" meta:row-count="1" meta:non-whitespace-character-count="78"/>
  </office:meta>
</office:document-meta>
</file>